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08cm"/>
    </style:style>
    <style:style style:name="Table1.B" style:family="table-column">
      <style:table-column-properties style:column-width="14.192cm"/>
    </style:style>
    <style:style style:name="Table1.A1" style:family="table-cell">
      <style:table-cell-properties style:vertical-align="middle" fo:padding="0.049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Element Reference</text:h>
      <text:p text:style-name="Horizontal_20_Line"/>
      <text:h text:style-name="Heading_20_2" text:outline-level="2">HTML Tags Ordered Alphabetically</text:h>
      <text:section text:style-name="Sect1" text:name="searchicon">
        <text:p text:style-name="Text_20_body"/>
      </text:section>
      <text:section text:style-name="Sect1" text:name="htmltag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Heading">Tag</text:p>
            </table:table-cell>
            <table:table-cell table:style-name="Table1.A1" office:value-type="string">
              <text:p text:style-name="Table_20_Heading">Descrip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omment.asp" text:style-name="Internet_20_link" text:visited-style-name="Visited_20_Internet_20_Link">&lt;!--...--&gt;</text:a></text:p>
            </table:table-cell>
            <table:table-cell table:style-name="Table1.A1" office:value-type="string">
              <text:p text:style-name="Table_20_Contents">Defines a com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octype.asp" text:style-name="Internet_20_link" text:visited-style-name="Visited_20_Internet_20_Link">&lt;!DOCTYPE&gt;</text:a> </text:p>
            </table:table-cell>
            <table:table-cell table:style-name="Table1.A1" office:value-type="string">
              <text:p text:style-name="Table_20_Contents">Defines the document typ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.asp" text:style-name="Internet_20_link" text:visited-style-name="Visited_20_Internet_20_Link">&lt;a&gt;</text:a></text:p>
            </table:table-cell>
            <table:table-cell table:style-name="Table1.A1" office:value-type="string">
              <text:p text:style-name="Table_20_Contents">Defines a hyperlink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bbr.asp" text:style-name="Internet_20_link" text:visited-style-name="Visited_20_Internet_20_Link">&lt;abbr&gt;</text:a></text:p>
            </table:table-cell>
            <table:table-cell table:style-name="Table1.A1" office:value-type="string">
              <text:p text:style-name="Table_20_Contents">Defines an abbreviation or an acronym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cronym.asp" text:style-name="Internet_20_link" text:visited-style-name="Visited_20_Internet_20_Link">&lt;acronym&gt;</text:a></text:p>
            </table:table-cell>
            <table:table-cell table:style-name="Table1.A1" office:value-type="string">
              <text:p text:style-name="Table_20_Contents">Not supported in HTML5. Use <text:a xlink:type="simple" xlink:href="https://www.w3schools.com/tags/tag_abbr.asp" text:style-name="Internet_20_link" text:visited-style-name="Visited_20_Internet_20_Link">&lt;abbr&gt;</text:a> instead.<text:line-break/>Defines an acronym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ddress.asp" text:style-name="Internet_20_link" text:visited-style-name="Visited_20_Internet_20_Link">&lt;address&gt;</text:a></text:p>
            </table:table-cell>
            <table:table-cell table:style-name="Table1.A1" office:value-type="string">
              <text:p text:style-name="Table_20_Contents">Defines contact information for the author/owner of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pplet.asp" text:style-name="Internet_20_link" text:visited-style-name="Visited_20_Internet_20_Link">&lt;applet&gt;</text:a></text:p>
            </table:table-cell>
            <table:table-cell table:style-name="Table1.A1" office:value-type="string">
              <text:p text:style-name="Table_20_Contents">Not supported in HTML5. Use <text:a xlink:type="simple" xlink:href="https://www.w3schools.com/tags/tag_embed.asp" text:style-name="Internet_20_link" text:visited-style-name="Visited_20_Internet_20_Link">&lt;embed&gt;</text:a> or <text:a xlink:type="simple" xlink:href="https://www.w3schools.com/tags/tag_object.asp" text:style-name="Internet_20_link" text:visited-style-name="Visited_20_Internet_20_Link">&lt;object&gt;</text:a> instead.<text:line-break/>Defines an embedded apple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rea.asp" text:style-name="Internet_20_link" text:visited-style-name="Visited_20_Internet_20_Link">&lt;area&gt;</text:a></text:p>
            </table:table-cell>
            <table:table-cell table:style-name="Table1.A1" office:value-type="string">
              <text:p text:style-name="Table_20_Contents">Defines an area inside an image map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rticle.asp" text:style-name="Internet_20_link" text:visited-style-name="Visited_20_Internet_20_Link">&lt;article&gt;</text:a></text:p>
            </table:table-cell>
            <table:table-cell table:style-name="Table1.A1" office:value-type="string">
              <text:p text:style-name="Table_20_Contents">Defines an artic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side.asp" text:style-name="Internet_20_link" text:visited-style-name="Visited_20_Internet_20_Link">&lt;aside&gt;</text:a></text:p>
            </table:table-cell>
            <table:table-cell table:style-name="Table1.A1" office:value-type="string">
              <text:p text:style-name="Table_20_Contents">Defines content aside from the page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audio.asp" text:style-name="Internet_20_link" text:visited-style-name="Visited_20_Internet_20_Link">&lt;audio&gt;</text:a></text:p>
            </table:table-cell>
            <table:table-cell table:style-name="Table1.A1" office:value-type="string">
              <text:p text:style-name="Table_20_Contents">Defines embedded sound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.asp" text:style-name="Internet_20_link" text:visited-style-name="Visited_20_Internet_20_Link">&lt;b&gt;</text:a></text:p>
            </table:table-cell>
            <table:table-cell table:style-name="Table1.A1" office:value-type="string">
              <text:p text:style-name="Table_20_Contents">Defines bol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ase.asp" text:style-name="Internet_20_link" text:visited-style-name="Visited_20_Internet_20_Link">&lt;base&gt;</text:a></text:p>
            </table:table-cell>
            <table:table-cell table:style-name="Table1.A1" office:value-type="string">
              <text:p text:style-name="Table_20_Contents">Specifies the base URL/target for all relative URLs in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asefont.asp" text:style-name="Internet_20_link" text:visited-style-name="Visited_20_Internet_20_Link">&lt;basefont&gt;</text:a></text:p>
            </table:table-cell>
            <table:table-cell table:style-name="Table1.A1" office:value-type="string">
              <text:p text:style-name="Table_20_Contents">Not supported in HTML5. Use CSS instead.<text:line-break/>Specifies a default color, size, and font for all text in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di.asp" text:style-name="Internet_20_link" text:visited-style-name="Visited_20_Internet_20_Link">&lt;bdi&gt;</text:a></text:p>
            </table:table-cell>
            <table:table-cell table:style-name="Table1.A1" office:value-type="string">
              <text:p text:style-name="Table_20_Contents">Isolates a part of text that might be formatted in a different direction from other text outside i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do.asp" text:style-name="Internet_20_link" text:visited-style-name="Visited_20_Internet_20_Link">&lt;bdo&gt;</text:a></text:p>
            </table:table-cell>
            <table:table-cell table:style-name="Table1.A1" office:value-type="string">
              <text:p text:style-name="Table_20_Contents">Overrides the current text direc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ig.asp" text:style-name="Internet_20_link" text:visited-style-name="Visited_20_Internet_20_Link">&lt;big&gt;</text:a></text:p>
            </table:table-cell>
            <table:table-cell table:style-name="Table1.A1" office:value-type="string">
              <text:p text:style-name="Table_20_Contents">Not supported in HTML5. Use CSS instead.<text:line-break/>Defines big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lockquote.asp" text:style-name="Internet_20_link" text:visited-style-name="Visited_20_Internet_20_Link">&lt;blockquote&gt;</text:a></text:p>
            </table:table-cell>
            <table:table-cell table:style-name="Table1.A1" office:value-type="string">
              <text:p text:style-name="Table_20_Contents">Defines a section that is quoted from another sourc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ody.asp" text:style-name="Internet_20_link" text:visited-style-name="Visited_20_Internet_20_Link">&lt;body&gt;</text:a></text:p>
            </table:table-cell>
            <table:table-cell table:style-name="Table1.A1" office:value-type="string">
              <text:p text:style-name="Table_20_Contents">Defines the document's body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r.asp" text:style-name="Internet_20_link" text:visited-style-name="Visited_20_Internet_20_Link">&lt;br&gt;</text:a></text:p>
            </table:table-cell>
            <table:table-cell table:style-name="Table1.A1" office:value-type="string">
              <text:p text:style-name="Table_20_Contents">Defines a single line break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button.asp" text:style-name="Internet_20_link" text:visited-style-name="Visited_20_Internet_20_Link">&lt;button&gt;</text:a></text:p>
            </table:table-cell>
            <table:table-cell table:style-name="Table1.A1" office:value-type="string">
              <text:p text:style-name="Table_20_Contents">Defines a clickable butt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anvas.asp" text:style-name="Internet_20_link" text:visited-style-name="Visited_20_Internet_20_Link">&lt;canvas&gt;</text:a></text:p>
            </table:table-cell>
            <table:table-cell table:style-name="Table1.A1" office:value-type="string">
              <text:p text:style-name="Table_20_Contents">Used to draw graphics, on the fly, via scripting (usually JavaScript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aption.asp" text:style-name="Internet_20_link" text:visited-style-name="Visited_20_Internet_20_Link">&lt;caption&gt;</text:a></text:p>
            </table:table-cell>
            <table:table-cell table:style-name="Table1.A1" office:value-type="string">
              <text:p text:style-name="Table_20_Contents">Defines a table cap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enter.asp" text:style-name="Internet_20_link" text:visited-style-name="Visited_20_Internet_20_Link">&lt;center&gt;</text:a></text:p>
            </table:table-cell>
            <table:table-cell table:style-name="Table1.A1" office:value-type="string">
              <text:p text:style-name="Table_20_Contents">Not supported in HTML5. Use CSS instead.<text:line-break/>Defines centere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ite.asp" text:style-name="Internet_20_link" text:visited-style-name="Visited_20_Internet_20_Link">&lt;cite&gt;</text:a></text:p>
            </table:table-cell>
            <table:table-cell table:style-name="Table1.A1" office:value-type="string">
              <text:p text:style-name="Table_20_Contents">Defines the title of a work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ode.asp" text:style-name="Internet_20_link" text:visited-style-name="Visited_20_Internet_20_Link">&lt;code&gt;</text:a></text:p>
            </table:table-cell>
            <table:table-cell table:style-name="Table1.A1" office:value-type="string">
              <text:p text:style-name="Table_20_Contents">Defines a piece of computer cod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ol.asp" text:style-name="Internet_20_link" text:visited-style-name="Visited_20_Internet_20_Link">&lt;col&gt;</text:a></text:p>
            </table:table-cell>
            <table:table-cell table:style-name="Table1.A1" office:value-type="string">
              <text:p text:style-name="Table_20_Contents">Specifies column properties for each column within a &lt;colgroup&gt; element 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colgroup.asp" text:style-name="Internet_20_link" text:visited-style-name="Visited_20_Internet_20_Link">&lt;colgroup&gt;</text:a></text:p>
            </table:table-cell>
            <table:table-cell table:style-name="Table1.A1" office:value-type="string">
              <text:p text:style-name="Table_20_Contents">Specifies a group of one or more columns in a table for formatting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ata.asp" text:style-name="Internet_20_link" text:visited-style-name="Visited_20_Internet_20_Link">&lt;data&gt;</text:a></text:p>
            </table:table-cell>
            <table:table-cell table:style-name="Table1.A1" office:value-type="string">
              <text:p text:style-name="Table_20_Contents">Adds a machine-readable translation of a given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atalist.asp" text:style-name="Internet_20_link" text:visited-style-name="Visited_20_Internet_20_Link">&lt;datalist&gt;</text:a></text:p>
            </table:table-cell>
            <table:table-cell table:style-name="Table1.A1" office:value-type="string">
              <text:p text:style-name="Table_20_Contents">Specifies a list of pre-defined options for input controls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a xlink:type="simple" xlink:href="https://www.w3schools.com/tags/tag_dd.asp" text:style-name="Internet_20_link" text:visited-style-name="Visited_20_Internet_20_Link">&lt;dd&gt;</text:a></text:p>
            </table:table-cell>
            <table:table-cell table:style-name="Table1.A1" office:value-type="string">
              <text:p text:style-name="Table_20_Contents">Defines a description/value of a term in a descriptio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el.asp" text:style-name="Internet_20_link" text:visited-style-name="Visited_20_Internet_20_Link">&lt;del&gt;</text:a></text:p>
            </table:table-cell>
            <table:table-cell table:style-name="Table1.A1" office:value-type="string">
              <text:p text:style-name="Table_20_Contents">Defines text that has been deleted from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etails.asp" text:style-name="Internet_20_link" text:visited-style-name="Visited_20_Internet_20_Link">&lt;details&gt;</text:a></text:p>
            </table:table-cell>
            <table:table-cell table:style-name="Table1.A1" office:value-type="string">
              <text:p text:style-name="Table_20_Contents">Defines additional details that the user can view or hid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fn.asp" text:style-name="Internet_20_link" text:visited-style-name="Visited_20_Internet_20_Link">&lt;dfn&gt;</text:a></text:p>
            </table:table-cell>
            <table:table-cell table:style-name="Table1.A1" office:value-type="string">
              <text:p text:style-name="Table_20_Contents">Specifies a term that is going to be defined within the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ialog.asp" text:style-name="Internet_20_link" text:visited-style-name="Visited_20_Internet_20_Link">&lt;dialog&gt;</text:a></text:p>
            </table:table-cell>
            <table:table-cell table:style-name="Table1.A1" office:value-type="string">
              <text:p text:style-name="Table_20_Contents">Defines a dialog box or window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ir.asp" text:style-name="Internet_20_link" text:visited-style-name="Visited_20_Internet_20_Link">&lt;dir&gt;</text:a></text:p>
            </table:table-cell>
            <table:table-cell table:style-name="Table1.A1" office:value-type="string">
              <text:p text:style-name="Table_20_Contents">Not supported in HTML5. Use <text:a xlink:type="simple" xlink:href="https://www.w3schools.com/tags/tag_ul.asp" text:style-name="Internet_20_link" text:visited-style-name="Visited_20_Internet_20_Link">&lt;ul&gt;</text:a> instead.<text:line-break/>Defines a directory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iv.asp" text:style-name="Internet_20_link" text:visited-style-name="Visited_20_Internet_20_Link">&lt;div&gt;</text:a></text:p>
            </table:table-cell>
            <table:table-cell table:style-name="Table1.A1" office:value-type="string">
              <text:p text:style-name="Table_20_Contents">Defines a section in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l.asp" text:style-name="Internet_20_link" text:visited-style-name="Visited_20_Internet_20_Link">&lt;dl&gt;</text:a></text:p>
            </table:table-cell>
            <table:table-cell table:style-name="Table1.A1" office:value-type="string">
              <text:p text:style-name="Table_20_Contents">Defines a descriptio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dt.asp" text:style-name="Internet_20_link" text:visited-style-name="Visited_20_Internet_20_Link">&lt;dt&gt;</text:a></text:p>
            </table:table-cell>
            <table:table-cell table:style-name="Table1.A1" office:value-type="string">
              <text:p text:style-name="Table_20_Contents">Defines a term/name in a descriptio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em.asp" text:style-name="Internet_20_link" text:visited-style-name="Visited_20_Internet_20_Link">&lt;em&gt;</text:a></text:p>
            </table:table-cell>
            <table:table-cell table:style-name="Table1.A1" office:value-type="string">
              <text:p text:style-name="Table_20_Contents">Defines emphasized text 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embed.asp" text:style-name="Internet_20_link" text:visited-style-name="Visited_20_Internet_20_Link">&lt;embed&gt;</text:a></text:p>
            </table:table-cell>
            <table:table-cell table:style-name="Table1.A1" office:value-type="string">
              <text:p text:style-name="Table_20_Contents">Defines a container for an external applica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ieldset.asp" text:style-name="Internet_20_link" text:visited-style-name="Visited_20_Internet_20_Link">&lt;fieldset&gt;</text:a></text:p>
            </table:table-cell>
            <table:table-cell table:style-name="Table1.A1" office:value-type="string">
              <text:p text:style-name="Table_20_Contents">Groups related elements in a form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igcaption.asp" text:style-name="Internet_20_link" text:visited-style-name="Visited_20_Internet_20_Link">&lt;figcaption&gt;</text:a></text:p>
            </table:table-cell>
            <table:table-cell table:style-name="Table1.A1" office:value-type="string">
              <text:p text:style-name="Table_20_Contents">Defines a caption for a &lt;figure&gt; ele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igure.asp" text:style-name="Internet_20_link" text:visited-style-name="Visited_20_Internet_20_Link">&lt;figure&gt;</text:a></text:p>
            </table:table-cell>
            <table:table-cell table:style-name="Table1.A1" office:value-type="string">
              <text:p text:style-name="Table_20_Contents">Specifies self-contained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ont.asp" text:style-name="Internet_20_link" text:visited-style-name="Visited_20_Internet_20_Link">&lt;font&gt;</text:a></text:p>
            </table:table-cell>
            <table:table-cell table:style-name="Table1.A1" office:value-type="string">
              <text:p text:style-name="Table_20_Contents">Not supported in HTML5. Use CSS instead.<text:line-break/>Defines font, color, and size for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ooter.asp" text:style-name="Internet_20_link" text:visited-style-name="Visited_20_Internet_20_Link">&lt;footer&gt;</text:a></text:p>
            </table:table-cell>
            <table:table-cell table:style-name="Table1.A1" office:value-type="string">
              <text:p text:style-name="Table_20_Contents">Defines a footer for a document or sec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orm.asp" text:style-name="Internet_20_link" text:visited-style-name="Visited_20_Internet_20_Link">&lt;form&gt;</text:a></text:p>
            </table:table-cell>
            <table:table-cell table:style-name="Table1.A1" office:value-type="string">
              <text:p text:style-name="Table_20_Contents">Defines an HTML form for user inpu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rame.asp" text:style-name="Internet_20_link" text:visited-style-name="Visited_20_Internet_20_Link">&lt;frame&gt;</text:a></text:p>
            </table:table-cell>
            <table:table-cell table:style-name="Table1.A1" office:value-type="string">
              <text:p text:style-name="Table_20_Contents">Not supported in HTML5.<text:line-break/>Defines a window (a frame) in a framese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frameset.asp" text:style-name="Internet_20_link" text:visited-style-name="Visited_20_Internet_20_Link">&lt;frameset&gt;</text:a></text:p>
            </table:table-cell>
            <table:table-cell table:style-name="Table1.A1" office:value-type="string">
              <text:p text:style-name="Table_20_Contents">Not supported in HTML5.<text:line-break/>Defines a set of frame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hn.asp" text:style-name="Internet_20_link" text:visited-style-name="Visited_20_Internet_20_Link">&lt;h1&gt; to &lt;h6&gt;</text:a></text:p>
            </table:table-cell>
            <table:table-cell table:style-name="Table1.A1" office:value-type="string">
              <text:p text:style-name="Table_20_Contents">Defines HTML heading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head.asp" text:style-name="Internet_20_link" text:visited-style-name="Visited_20_Internet_20_Link">&lt;head&gt;</text:a></text:p>
            </table:table-cell>
            <table:table-cell table:style-name="Table1.A1" office:value-type="string">
              <text:p text:style-name="Table_20_Contents">Contains metadata/information for the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header.asp" text:style-name="Internet_20_link" text:visited-style-name="Visited_20_Internet_20_Link">&lt;header&gt;</text:a></text:p>
            </table:table-cell>
            <table:table-cell table:style-name="Table1.A1" office:value-type="string">
              <text:p text:style-name="Table_20_Contents">Defines a header for a document or sec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hr.asp" text:style-name="Internet_20_link" text:visited-style-name="Visited_20_Internet_20_Link">&lt;hr&gt;</text:a></text:p>
            </table:table-cell>
            <table:table-cell table:style-name="Table1.A1" office:value-type="string">
              <text:p text:style-name="Table_20_Contents">Defines a thematic change in the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html.asp" text:style-name="Internet_20_link" text:visited-style-name="Visited_20_Internet_20_Link">&lt;html&gt;</text:a></text:p>
            </table:table-cell>
            <table:table-cell table:style-name="Table1.A1" office:value-type="string">
              <text:p text:style-name="Table_20_Contents">Defines the root of an HTML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i.asp" text:style-name="Internet_20_link" text:visited-style-name="Visited_20_Internet_20_Link">&lt;i&gt;</text:a></text:p>
            </table:table-cell>
            <table:table-cell table:style-name="Table1.A1" office:value-type="string">
              <text:p text:style-name="Table_20_Contents">Defines a part of text in an alternate voice or mood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iframe.asp" text:style-name="Internet_20_link" text:visited-style-name="Visited_20_Internet_20_Link">&lt;iframe&gt;</text:a></text:p>
            </table:table-cell>
            <table:table-cell table:style-name="Table1.A1" office:value-type="string">
              <text:p text:style-name="Table_20_Contents">Defines an inline fram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img.asp" text:style-name="Internet_20_link" text:visited-style-name="Visited_20_Internet_20_Link">&lt;img&gt;</text:a></text:p>
            </table:table-cell>
            <table:table-cell table:style-name="Table1.A1" office:value-type="string">
              <text:p text:style-name="Table_20_Contents">Defines an imag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input.asp" text:style-name="Internet_20_link" text:visited-style-name="Visited_20_Internet_20_Link">&lt;input&gt;</text:a></text:p>
            </table:table-cell>
            <table:table-cell table:style-name="Table1.A1" office:value-type="string">
              <text:p text:style-name="Table_20_Contents">Defines an input control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ins.asp" text:style-name="Internet_20_link" text:visited-style-name="Visited_20_Internet_20_Link">&lt;ins&gt;</text:a></text:p>
            </table:table-cell>
            <table:table-cell table:style-name="Table1.A1" office:value-type="string">
              <text:p text:style-name="Table_20_Contents">Defines a text that has been inserted into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kbd.asp" text:style-name="Internet_20_link" text:visited-style-name="Visited_20_Internet_20_Link">&lt;kbd&gt;</text:a></text:p>
            </table:table-cell>
            <table:table-cell table:style-name="Table1.A1" office:value-type="string">
              <text:p text:style-name="Table_20_Contents">Defines keyboard inpu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label.asp" text:style-name="Internet_20_link" text:visited-style-name="Visited_20_Internet_20_Link">&lt;label&gt;</text:a></text:p>
            </table:table-cell>
            <table:table-cell table:style-name="Table1.A1" office:value-type="string">
              <text:p text:style-name="Table_20_Contents">Defines a label for an &lt;input&gt; ele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legend.asp" text:style-name="Internet_20_link" text:visited-style-name="Visited_20_Internet_20_Link">&lt;legend&gt;</text:a></text:p>
            </table:table-cell>
            <table:table-cell table:style-name="Table1.A1" office:value-type="string">
              <text:p text:style-name="Table_20_Contents">Defines a caption for a &lt;fieldset&gt; ele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li.asp" text:style-name="Internet_20_link" text:visited-style-name="Visited_20_Internet_20_Link">&lt;li&gt;</text:a></text:p>
            </table:table-cell>
            <table:table-cell table:style-name="Table1.A1" office:value-type="string">
              <text:p text:style-name="Table_20_Contents">Defines a list item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link.asp" text:style-name="Internet_20_link" text:visited-style-name="Visited_20_Internet_20_Link">&lt;link&gt;</text:a></text:p>
            </table:table-cell>
            <table:table-cell table:style-name="Table1.A1" office:value-type="string">
              <text:p text:style-name="Table_20_Contents">Defines the relationship between a document and an external resource (most used to link to style sheets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main.asp" text:style-name="Internet_20_link" text:visited-style-name="Visited_20_Internet_20_Link">&lt;main&gt;</text:a></text:p>
            </table:table-cell>
            <table:table-cell table:style-name="Table1.A1" office:value-type="string">
              <text:p text:style-name="Table_20_Contents">Specifies the main content of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map.asp" text:style-name="Internet_20_link" text:visited-style-name="Visited_20_Internet_20_Link">&lt;map&gt;</text:a></text:p>
            </table:table-cell>
            <table:table-cell table:style-name="Table1.A1" office:value-type="string">
              <text:p text:style-name="Table_20_Contents">Defines an image map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mark.asp" text:style-name="Internet_20_link" text:visited-style-name="Visited_20_Internet_20_Link">&lt;mark&gt;</text:a></text:p>
            </table:table-cell>
            <table:table-cell table:style-name="Table1.A1" office:value-type="string">
              <text:p text:style-name="Table_20_Contents">Defines marked/highlighte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meta.asp" text:style-name="Internet_20_link" text:visited-style-name="Visited_20_Internet_20_Link">&lt;meta&gt;</text:a></text:p>
            </table:table-cell>
            <table:table-cell table:style-name="Table1.A1" office:value-type="string">
              <text:p text:style-name="Table_20_Contents">Defines metadata about an HTML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meter.asp" text:style-name="Internet_20_link" text:visited-style-name="Visited_20_Internet_20_Link">&lt;meter&gt;</text:a></text:p>
            </table:table-cell>
            <table:table-cell table:style-name="Table1.A1" office:value-type="string">
              <text:p text:style-name="Table_20_Contents">Defines a scalar measurement within a known range (a gauge)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a xlink:type="simple" xlink:href="https://www.w3schools.com/tags/tag_nav.asp" text:style-name="Internet_20_link" text:visited-style-name="Visited_20_Internet_20_Link">&lt;nav&gt;</text:a></text:p>
            </table:table-cell>
            <table:table-cell table:style-name="Table1.A1" office:value-type="string">
              <text:p text:style-name="Table_20_Contents">Defines navigation link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noframes.asp" text:style-name="Internet_20_link" text:visited-style-name="Visited_20_Internet_20_Link">&lt;noframes&gt;</text:a></text:p>
            </table:table-cell>
            <table:table-cell table:style-name="Table1.A1" office:value-type="string">
              <text:p text:style-name="Table_20_Contents">Not supported in HTML5.<text:line-break/>Defines an alternate content for users that do not support frame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noscript.asp" text:style-name="Internet_20_link" text:visited-style-name="Visited_20_Internet_20_Link">&lt;noscript&gt;</text:a></text:p>
            </table:table-cell>
            <table:table-cell table:style-name="Table1.A1" office:value-type="string">
              <text:p text:style-name="Table_20_Contents">Defines an alternate content for users that do not support client-side script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object.asp" text:style-name="Internet_20_link" text:visited-style-name="Visited_20_Internet_20_Link">&lt;object&gt;</text:a></text:p>
            </table:table-cell>
            <table:table-cell table:style-name="Table1.A1" office:value-type="string">
              <text:p text:style-name="Table_20_Contents">Defines a container for an external applica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ol.asp" text:style-name="Internet_20_link" text:visited-style-name="Visited_20_Internet_20_Link">&lt;ol&gt;</text:a></text:p>
            </table:table-cell>
            <table:table-cell table:style-name="Table1.A1" office:value-type="string">
              <text:p text:style-name="Table_20_Contents">Defines an ordered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optgroup.asp" text:style-name="Internet_20_link" text:visited-style-name="Visited_20_Internet_20_Link">&lt;optgroup&gt;</text:a></text:p>
            </table:table-cell>
            <table:table-cell table:style-name="Table1.A1" office:value-type="string">
              <text:p text:style-name="Table_20_Contents">Defines a group of related options in a drop-dow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option.asp" text:style-name="Internet_20_link" text:visited-style-name="Visited_20_Internet_20_Link">&lt;option&gt;</text:a></text:p>
            </table:table-cell>
            <table:table-cell table:style-name="Table1.A1" office:value-type="string">
              <text:p text:style-name="Table_20_Contents">Defines an option in a drop-dow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output.asp" text:style-name="Internet_20_link" text:visited-style-name="Visited_20_Internet_20_Link">&lt;output&gt;</text:a></text:p>
            </table:table-cell>
            <table:table-cell table:style-name="Table1.A1" office:value-type="string">
              <text:p text:style-name="Table_20_Contents">Defines the result of a calcula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p.asp" text:style-name="Internet_20_link" text:visited-style-name="Visited_20_Internet_20_Link">&lt;p&gt;</text:a></text:p>
            </table:table-cell>
            <table:table-cell table:style-name="Table1.A1" office:value-type="string">
              <text:p text:style-name="Table_20_Contents">Defines a paragraph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param.asp" text:style-name="Internet_20_link" text:visited-style-name="Visited_20_Internet_20_Link">&lt;param&gt;</text:a></text:p>
            </table:table-cell>
            <table:table-cell table:style-name="Table1.A1" office:value-type="string">
              <text:p text:style-name="Table_20_Contents">Defines a parameter for an objec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picture.asp" text:style-name="Internet_20_link" text:visited-style-name="Visited_20_Internet_20_Link">&lt;picture&gt;</text:a></text:p>
            </table:table-cell>
            <table:table-cell table:style-name="Table1.A1" office:value-type="string">
              <text:p text:style-name="Table_20_Contents">Defines a container for multiple image resource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pre.asp" text:style-name="Internet_20_link" text:visited-style-name="Visited_20_Internet_20_Link">&lt;pre&gt;</text:a></text:p>
            </table:table-cell>
            <table:table-cell table:style-name="Table1.A1" office:value-type="string">
              <text:p text:style-name="Table_20_Contents">Defines preformatte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progress.asp" text:style-name="Internet_20_link" text:visited-style-name="Visited_20_Internet_20_Link">&lt;progress&gt;</text:a></text:p>
            </table:table-cell>
            <table:table-cell table:style-name="Table1.A1" office:value-type="string">
              <text:p text:style-name="Table_20_Contents">Represents the progress of a task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q.asp" text:style-name="Internet_20_link" text:visited-style-name="Visited_20_Internet_20_Link">&lt;q&gt;</text:a></text:p>
            </table:table-cell>
            <table:table-cell table:style-name="Table1.A1" office:value-type="string">
              <text:p text:style-name="Table_20_Contents">Defines a short quota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rp.asp" text:style-name="Internet_20_link" text:visited-style-name="Visited_20_Internet_20_Link">&lt;rp&gt;</text:a></text:p>
            </table:table-cell>
            <table:table-cell table:style-name="Table1.A1" office:value-type="string">
              <text:p text:style-name="Table_20_Contents">Defines what to show in browsers that do not support ruby annotation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rt.asp" text:style-name="Internet_20_link" text:visited-style-name="Visited_20_Internet_20_Link">&lt;rt&gt;</text:a></text:p>
            </table:table-cell>
            <table:table-cell table:style-name="Table1.A1" office:value-type="string">
              <text:p text:style-name="Table_20_Contents">Defines an explanation/pronunciation of characters (for East Asian typography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ruby.asp" text:style-name="Internet_20_link" text:visited-style-name="Visited_20_Internet_20_Link">&lt;ruby&gt;</text:a></text:p>
            </table:table-cell>
            <table:table-cell table:style-name="Table1.A1" office:value-type="string">
              <text:p text:style-name="Table_20_Contents">Defines a ruby annotation (for East Asian typography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.asp" text:style-name="Internet_20_link" text:visited-style-name="Visited_20_Internet_20_Link">&lt;s&gt;</text:a></text:p>
            </table:table-cell>
            <table:table-cell table:style-name="Table1.A1" office:value-type="string">
              <text:p text:style-name="Table_20_Contents">Defines text that is no longer correc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amp.asp" text:style-name="Internet_20_link" text:visited-style-name="Visited_20_Internet_20_Link">&lt;samp&gt;</text:a></text:p>
            </table:table-cell>
            <table:table-cell table:style-name="Table1.A1" office:value-type="string">
              <text:p text:style-name="Table_20_Contents">Defines sample output from a computer program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cript.asp" text:style-name="Internet_20_link" text:visited-style-name="Visited_20_Internet_20_Link">&lt;script&gt;</text:a></text:p>
            </table:table-cell>
            <table:table-cell table:style-name="Table1.A1" office:value-type="string">
              <text:p text:style-name="Table_20_Contents">Defines a client-side scrip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ection.asp" text:style-name="Internet_20_link" text:visited-style-name="Visited_20_Internet_20_Link">&lt;section&gt;</text:a></text:p>
            </table:table-cell>
            <table:table-cell table:style-name="Table1.A1" office:value-type="string">
              <text:p text:style-name="Table_20_Contents">Defines a section in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elect.asp" text:style-name="Internet_20_link" text:visited-style-name="Visited_20_Internet_20_Link">&lt;select&gt;</text:a></text:p>
            </table:table-cell>
            <table:table-cell table:style-name="Table1.A1" office:value-type="string">
              <text:p text:style-name="Table_20_Contents">Defines a drop-down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mall.asp" text:style-name="Internet_20_link" text:visited-style-name="Visited_20_Internet_20_Link">&lt;small&gt;</text:a></text:p>
            </table:table-cell>
            <table:table-cell table:style-name="Table1.A1" office:value-type="string">
              <text:p text:style-name="Table_20_Contents">Defines smaller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ource.asp" text:style-name="Internet_20_link" text:visited-style-name="Visited_20_Internet_20_Link">&lt;source&gt;</text:a></text:p>
            </table:table-cell>
            <table:table-cell table:style-name="Table1.A1" office:value-type="string">
              <text:p text:style-name="Table_20_Contents">Defines multiple media resources for media elements (&lt;video&gt; and &lt;audio&gt;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pan.asp" text:style-name="Internet_20_link" text:visited-style-name="Visited_20_Internet_20_Link">&lt;span&gt;</text:a></text:p>
            </table:table-cell>
            <table:table-cell table:style-name="Table1.A1" office:value-type="string">
              <text:p text:style-name="Table_20_Contents">Defines a section in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trike.asp" text:style-name="Internet_20_link" text:visited-style-name="Visited_20_Internet_20_Link">&lt;strike&gt;</text:a></text:p>
            </table:table-cell>
            <table:table-cell table:style-name="Table1.A1" office:value-type="string">
              <text:p text:style-name="Table_20_Contents">Not supported in HTML5. Use <text:a xlink:type="simple" xlink:href="https://www.w3schools.com/tags/tag_del.asp" text:style-name="Internet_20_link" text:visited-style-name="Visited_20_Internet_20_Link">&lt;del&gt;</text:a> or <text:a xlink:type="simple" xlink:href="https://www.w3schools.com/tags/tag_s.asp" text:style-name="Internet_20_link" text:visited-style-name="Visited_20_Internet_20_Link">&lt;s&gt;</text:a> instead.<text:line-break/>Defines strikethrough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trong.asp" text:style-name="Internet_20_link" text:visited-style-name="Visited_20_Internet_20_Link">&lt;strong&gt;</text:a></text:p>
            </table:table-cell>
            <table:table-cell table:style-name="Table1.A1" office:value-type="string">
              <text:p text:style-name="Table_20_Contents">Defines important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tyle.asp" text:style-name="Internet_20_link" text:visited-style-name="Visited_20_Internet_20_Link">&lt;style&gt;</text:a></text:p>
            </table:table-cell>
            <table:table-cell table:style-name="Table1.A1" office:value-type="string">
              <text:p text:style-name="Table_20_Contents">Defines style information for a docu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ub.asp" text:style-name="Internet_20_link" text:visited-style-name="Visited_20_Internet_20_Link">&lt;sub&gt;</text:a></text:p>
            </table:table-cell>
            <table:table-cell table:style-name="Table1.A1" office:value-type="string">
              <text:p text:style-name="Table_20_Contents">Defines subscripte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ummary.asp" text:style-name="Internet_20_link" text:visited-style-name="Visited_20_Internet_20_Link">&lt;summary&gt;</text:a></text:p>
            </table:table-cell>
            <table:table-cell table:style-name="Table1.A1" office:value-type="string">
              <text:p text:style-name="Table_20_Contents">Defines a visible heading for a &lt;details&gt; elem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up.asp" text:style-name="Internet_20_link" text:visited-style-name="Visited_20_Internet_20_Link">&lt;sup&gt;</text:a></text:p>
            </table:table-cell>
            <table:table-cell table:style-name="Table1.A1" office:value-type="string">
              <text:p text:style-name="Table_20_Contents">Defines superscripted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svg.asp" text:style-name="Internet_20_link" text:visited-style-name="Visited_20_Internet_20_Link">&lt;svg&gt;</text:a></text:p>
            </table:table-cell>
            <table:table-cell table:style-name="Table1.A1" office:value-type="string">
              <text:p text:style-name="Table_20_Contents">Defines a container for SVG graphic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able.asp" text:style-name="Internet_20_link" text:visited-style-name="Visited_20_Internet_20_Link">&lt;table&gt;</text:a></text:p>
            </table:table-cell>
            <table:table-cell table:style-name="Table1.A1" office:value-type="string">
              <text:p text:style-name="Table_20_Contents">Defines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body.asp" text:style-name="Internet_20_link" text:visited-style-name="Visited_20_Internet_20_Link">&lt;tbody&gt;</text:a></text:p>
            </table:table-cell>
            <table:table-cell table:style-name="Table1.A1" office:value-type="string">
              <text:p text:style-name="Table_20_Contents">Groups the body content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d.asp" text:style-name="Internet_20_link" text:visited-style-name="Visited_20_Internet_20_Link">&lt;td&gt;</text:a></text:p>
            </table:table-cell>
            <table:table-cell table:style-name="Table1.A1" office:value-type="string">
              <text:p text:style-name="Table_20_Contents">Defines a cell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emplate.asp" text:style-name="Internet_20_link" text:visited-style-name="Visited_20_Internet_20_Link">&lt;template&gt;</text:a></text:p>
            </table:table-cell>
            <table:table-cell table:style-name="Table1.A1" office:value-type="string">
              <text:p text:style-name="Table_20_Contents">Defines a container for content that should be hidden when the page load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extarea.asp" text:style-name="Internet_20_link" text:visited-style-name="Visited_20_Internet_20_Link">&lt;textarea&gt;</text:a></text:p>
            </table:table-cell>
            <table:table-cell table:style-name="Table1.A1" office:value-type="string">
              <text:p text:style-name="Table_20_Contents">Defines a multiline input control (text area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foot.asp" text:style-name="Internet_20_link" text:visited-style-name="Visited_20_Internet_20_Link">&lt;tfoot&gt;</text:a></text:p>
            </table:table-cell>
            <table:table-cell table:style-name="Table1.A1" office:value-type="string">
              <text:p text:style-name="Table_20_Contents">Groups the footer content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h.asp" text:style-name="Internet_20_link" text:visited-style-name="Visited_20_Internet_20_Link">&lt;th&gt;</text:a></text:p>
            </table:table-cell>
            <table:table-cell table:style-name="Table1.A1" office:value-type="string">
              <text:p text:style-name="Table_20_Contents">Defines a header cell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head.asp" text:style-name="Internet_20_link" text:visited-style-name="Visited_20_Internet_20_Link">&lt;thead&gt;</text:a></text:p>
            </table:table-cell>
            <table:table-cell table:style-name="Table1.A1" office:value-type="string">
              <text:p text:style-name="Table_20_Contents">Groups the header content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ime.asp" text:style-name="Internet_20_link" text:visited-style-name="Visited_20_Internet_20_Link">&lt;time&gt;</text:a></text:p>
            </table:table-cell>
            <table:table-cell table:style-name="Table1.A1" office:value-type="string">
              <text:p text:style-name="Table_20_Contents">Defines a specific time (or datetime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itle.asp" text:style-name="Internet_20_link" text:visited-style-name="Visited_20_Internet_20_Link">&lt;title&gt;</text:a></text:p>
            </table:table-cell>
            <table:table-cell table:style-name="Table1.A1" office:value-type="string">
              <text:p text:style-name="Table_20_Contents">Defines a title for the document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a xlink:type="simple" xlink:href="https://www.w3schools.com/tags/tag_tr.asp" text:style-name="Internet_20_link" text:visited-style-name="Visited_20_Internet_20_Link">&lt;tr&gt;</text:a></text:p>
            </table:table-cell>
            <table:table-cell table:style-name="Table1.A1" office:value-type="string">
              <text:p text:style-name="Table_20_Contents">Defines a row in a t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rack.asp" text:style-name="Internet_20_link" text:visited-style-name="Visited_20_Internet_20_Link">&lt;track&gt;</text:a></text:p>
            </table:table-cell>
            <table:table-cell table:style-name="Table1.A1" office:value-type="string">
              <text:p text:style-name="Table_20_Contents">Defines text tracks for media elements (&lt;video&gt; and &lt;audio&gt;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tt.asp" text:style-name="Internet_20_link" text:visited-style-name="Visited_20_Internet_20_Link">&lt;tt&gt;</text:a></text:p>
            </table:table-cell>
            <table:table-cell table:style-name="Table1.A1" office:value-type="string">
              <text:p text:style-name="Table_20_Contents">Not supported in HTML5. Use CSS instead.<text:line-break/>Defines teletype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u.asp" text:style-name="Internet_20_link" text:visited-style-name="Visited_20_Internet_20_Link">&lt;u&gt;</text:a></text:p>
            </table:table-cell>
            <table:table-cell table:style-name="Table1.A1" office:value-type="string">
              <text:p text:style-name="Table_20_Contents">Defines some text that is unarticulated and styled differently from normal tex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ul.asp" text:style-name="Internet_20_link" text:visited-style-name="Visited_20_Internet_20_Link">&lt;ul&gt;</text:a></text:p>
            </table:table-cell>
            <table:table-cell table:style-name="Table1.A1" office:value-type="string">
              <text:p text:style-name="Table_20_Contents">Defines an unordered lis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var.asp" text:style-name="Internet_20_link" text:visited-style-name="Visited_20_Internet_20_Link">&lt;var&gt;</text:a></text:p>
            </table:table-cell>
            <table:table-cell table:style-name="Table1.A1" office:value-type="string">
              <text:p text:style-name="Table_20_Contents">Defines a variab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video.asp" text:style-name="Internet_20_link" text:visited-style-name="Visited_20_Internet_20_Link">&lt;video&gt;</text:a></text:p>
            </table:table-cell>
            <table:table-cell table:style-name="Table1.A1" office:value-type="string">
              <text:p text:style-name="Table_20_Contents">Defines embedded video content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tags/tag_wbr.asp" text:style-name="Internet_20_link" text:visited-style-name="Visited_20_Internet_20_Link">&lt;wbr&gt;</text:a></text:p>
            </table:table-cell>
            <table:table-cell table:style-name="Table1.A1" office:value-type="string">
              <text:p text:style-name="Table_20_Contents">Defines a possible line-break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21:54.067000000</meta:creation-date>
    <dc:date>2020-08-09T23:23:08.141000000</dc:date>
    <meta:editing-duration>PT1M14S</meta:editing-duration>
    <meta:editing-cycles>1</meta:editing-cycles>
    <meta:document-statistic meta:table-count="1" meta:image-count="0" meta:object-count="0" meta:page-count="4" meta:paragraph-count="242" meta:word-count="979" meta:character-count="5927" meta:non-whitespace-character-count="5189"/>
    <meta:generator>LibreOffice/6.4.4.2$Windows_X86_64 LibreOffice_project/3d775be2011f3886db32dfd395a6a6d1ca2630ff</meta:generator>
  </office:meta>
</office:document-meta>
</file>